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nder Equity in Technology Related Online Communiti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ng StackOverflow to other Q&amp;A comm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ailing lists of Drupal and WordPress communities provide Q&amp;A, similar to StackOverflow.</text:p>
                <text:p/>
                <text:p>Comparing gender engagement from these different communities can demonstrate where the differences 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name + country</text:p>
              </text:list-item>
              <text:list-item>
                <text:p>Avatars</text:p>
              </text:list-item>
              <text:list-item>
                <text:p>Linked websites (Twitter, GitHub, LinkedIn)</text:p>
              </text:list-item>
              <text:list-item>
                <text:p>Textual analysis of po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searchers created genderComputer (on GitHub) that takes tuples of (name, location) and returns the gender.</text:p>
                <text:p/>
              </text:list-header>
              <text:list-item>
                <text:p>Precision: 0.93</text:p>
              </text:list-item>
              <text:list-item>
                <text:p>Recall: 0.58</text:p>
              </text:list-item>
              <text:list-item>
                <text:p>Accuracy: 0.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 (enhance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anual inspection of relevant information. Subjective, but improved measures.</text:p>
                <text:p/>
                <text:p/>
              </text:list-header>
              <text:list-item>
                <text:p>Precision: 0.95</text:p>
              </text:list-item>
              <text:list-item>
                <text:p>Recall: 0.88</text:p>
              </text:list-item>
              <text:list-item>
                <text:p>Accuracy: 0.8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ric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ber of women and men</text:p>
              </text:list-item>
              <text:list-item>
                <text:p>Number of question posted</text:p>
              </text:list-item>
              <text:list-item>
                <text:p>Number of answers posted</text:p>
              </text:list-item>
              <text:list-item>
                <text:p>Length of eng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ilar to our presentation from last week:</text:p>
              </text:list-header>
              <text:list-item>
                <text:p>7% female, 63% male, 30% unknown</text:p>
              </text:list-item>
              <text:list-item>
                <text:p>Women engage slightly more than men in shorter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 all communities, women participate equally as their male counterparts, asking more questions and providing a similar amount of answers.</text:p>
                <text:p/>
                <text:p>However, women disengage significantly earlier on StackOverflow than on Drupal and WordPress. This leads us to question why this i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causes of less feminine engagement in Computer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lack of interest</text:p>
              </text:list-item>
              <text:list-item>
                <text:p>Lack of role models</text:p>
              </text:list-item>
              <text:list-item>
                <text:p>Stereotyped thinking of environment (friends, family, teac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causes of less feminine engagement on StackOver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ification appeals more to men:</text:p>
              </text:list-header>
              <text:list-item>
                <text:p>Reputation</text:p>
              </text:list-item>
              <text:list-item>
                <text:p>Giving answers sooner than other posters</text:p>
                <text:p/>
                <text:p>Trolling happens more on StackOverflow than on the Drupal and Wordpress mailing lists: new users are often bullied away. This may repel women more than 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st Verdoorn</meta:initial-creator>
    <meta:creation-date>2014-12-15T14:11:30.457050359</meta:creation-date>
    <dc:date>2014-12-15T15:28:54.266135018</dc:date>
    <dc:creator>Joost Verdoorn</dc:creator>
    <meta:editing-duration>PT10M51S</meta:editing-duration>
    <meta:editing-cycles>3</meta:editing-cycles>
    <meta:generator>LibreOffice/4.2.7.2$Linux_X86_64 LibreOffice_project/420m0$Build-2</meta:generator>
    <meta:document-statistic meta:object-count="61"/>
  </office:meta>
</office:document-meta>
</file>